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de</text:p>
          </table:table-cell>
          <table:table-cell table:formula="of:=[.B1]/(1+(2*COS(RADIANS(60))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X shift</text:p>
          </table:table-cell>
          <table:table-cell table:formula="of:=ROUND([.$D$1]*SIN(RADIANS(60)))" office:value-type="float" office:value="39" calcext:value-type="float">
            <text:p>39</text:p>
          </table:table-cell>
          <table:table-cell office:value-type="string" calcext:value-type="string">
            <text:p>Y shift</text:p>
          </table:table-cell>
          <table:table-cell table:formula="of:=[.$D$1]*COS(RADIANS(60)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B2]+[.A4]" office:value-type="float" office:value="89" calcext:value-type="float">
            <text:p>89</text:p>
          </table:table-cell>
          <table:table-cell table:formula="of:=[.B4]+[.D2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table:formula="of:=[.A5]" office:value-type="float" office:value="89" calcext:value-type="float">
            <text:p>89</text:p>
          </table:table-cell>
          <table:table-cell table:formula="of:=[.B7]-[.D2]"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table:formula="of:=[.A4]" office:value-type="float" office:value="50" calcext:value-type="float">
            <text:p>50</text:p>
          </table:table-cell>
          <table:table-cell table:formula="of:=[.B4]+[.B1]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formula="of:=[.A7]-[.B2]" office:value-type="float" office:value="11" calcext:value-type="float">
            <text:p>11</text:p>
          </table:table-cell>
          <table:table-cell table:formula="of:=[.B6]"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table:formula="of:=[.A8]" office:value-type="float" office:value="11" calcext:value-type="float">
            <text:p>11</text:p>
          </table:table-cell>
          <table:table-cell table:formula="of:=[.B5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table:formula="of:=[.A4]" office:value-type="float" office:value="50" calcext:value-type="float">
            <text:p>50</text:p>
          </table:table-cell>
          <table:table-cell table:formula="of:=[.B4]"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09:21:10.285888028</meta:creation-date>
    <dc:date>2022-10-22T09:49:15.523459364</dc:date>
    <meta:editing-duration>PT7M25S</meta:editing-duration>
    <meta:editing-cycles>1</meta:editing-cycles>
    <meta:document-statistic meta:table-count="1" meta:cell-count="24" meta:object-count="0"/>
    <meta:generator>LibreOffice/7.3.6.2$Linux_X86_64 LibreOffice_project/30$Build-2</meta:generator>
  </office:meta>
</office:document-meta>
</file>